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9">
        <office:forms form:automatic-focus="false" form:apply-design-mode="false"/>
        <draw:custom-shape draw:style-name="gr1" draw:text-style-name="P1" draw:layer="layout" svg:width="0.635cm" svg:height="0.63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25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635cm" svg:height="0.635cm" svg:x="8.255cm" svg:y="10.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635cm" svg:height="2.612cm" svg:x="8.255cm" svg:y="10.795cm">
          <draw:text-box>
            <text:p>...</text:p>
          </draw:text-box>
        </draw:frame>
        <draw:frame draw:style-name="gr2" draw:layer="layout" svg:width="3.175cm" svg:height="1.038cm" svg:x="6.985cm" svg:y="6.985cm">
          <draw:text-box>
            <text:p>Subject 1</text:p>
          </draw:text-box>
        </draw:frame>
        <draw:frame draw:style-name="gr2" draw:layer="layout" svg:width="5.08cm" svg:height="1.038cm" svg:x="3.575cm" svg:y="8.69cm">
          <draw:text-box>
            <text:p>preprocessing</text:p>
          </draw:text-box>
        </draw:frame>
        <draw:frame draw:style-name="gr2" draw:layer="layout" svg:width="1.905cm" svg:height="1.038cm" svg:x="6.55cm" svg:y="9.96cm">
          <draw:text-box>
            <text:p>QA</text:p>
          </draw:text-box>
        </draw:frame>
        <draw:frame draw:style-name="gr2" draw:layer="layout" svg:width="5.715cm" svg:height="1.038cm" svg:x="2.44cm" svg:y="13.367cm">
          <draw:text-box>
            <text:p>statistical analysis</text:p>
          </draw:text-box>
        </draw:frame>
        <draw:frame presentation:style-name="pr1" draw:layer="layout" svg:width="25.199cm" svg:height="3.507cm" svg:x="1.4cm" svg:y="0.837cm" presentation:class="title">
          <draw:text-box>
            <text:p>one subject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3">
              <text:list-item>
                <text:p>One set of scripts to run analysis for the su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7">
        <office:forms form:automatic-focus="false" form:apply-design-mode="false"/>
        <draw:custom-shape draw:style-name="gr1" draw:text-style-name="P1" draw:layer="layout" svg:width="0.635cm" svg:height="0.63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25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635cm" svg:height="0.635cm" svg:x="8.25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2.612cm" svg:x="8.255cm" svg:y="10.795cm">
          <draw:text-box>
            <text:p text:style-name="P2">...</text:p>
          </draw:text-box>
        </draw:frame>
        <draw:frame draw:style-name="gr2" draw:text-style-name="P2" draw:layer="layout" svg:width="3.175cm" svg:height="1.038cm" svg:x="6.985cm" svg:y="6.985cm">
          <draw:text-box>
            <text:p text:style-name="P2">Subject 1</text:p>
          </draw:text-box>
        </draw:frame>
        <draw:frame draw:style-name="gr2" draw:text-style-name="P2" draw:layer="layout" svg:width="5.08cm" svg:height="1.038cm" svg:x="3.575cm" svg:y="8.69cm">
          <draw:text-box>
            <text:p text:style-name="P2">preprocessing</text:p>
          </draw:text-box>
        </draw:frame>
        <draw:frame draw:style-name="gr2" draw:text-style-name="P2" draw:layer="layout" svg:width="1.905cm" svg:height="1.038cm" svg:x="6.55cm" svg:y="9.96cm">
          <draw:text-box>
            <text:p text:style-name="P2">QA</text:p>
          </draw:text-box>
        </draw:frame>
        <draw:frame draw:style-name="gr2" draw:text-style-name="P2" draw:layer="layout" svg:width="5.715cm" svg:height="1.038cm" svg:x="2.44cm" svg:y="13.367cm">
          <draw:text-box>
            <text:p text:style-name="P2">statistical analysis</text:p>
          </draw:text-box>
        </draw:frame>
        <draw:frame presentation:style-name="pr1" draw:layer="layout" svg:width="25.199cm" svg:height="3.507cm" svg:x="1.4cm" svg:y="0.837cm" presentation:class="title">
          <draw:text-box>
            <text:p>two subjects</text:p>
          </draw:text-box>
        </draw:frame>
        <draw:frame draw:style-name="gr2" draw:text-style-name="P2" draw:layer="layout" svg:width="3.175cm" svg:height="1.038cm" svg:x="10.395cm" svg:y="6.985cm">
          <draw:text-box>
            <text:p text:style-name="P2">Subject 2</text:p>
          </draw:text-box>
        </draw:frame>
        <draw:line draw:style-name="gr4" draw:text-style-name="P1" draw:layer="layout" svg:x1="8.555cm" svg:y1="8.055cm" svg:x2="8.555cm" svg:y2="8.69cm">
          <text:p/>
        </draw:line>
        <draw:line draw:style-name="gr4" draw:text-style-name="P1" draw:layer="layout" svg:x1="11.43cm" svg:y1="8.255cm" svg:x2="9.525cm" svg:y2="8.89cm">
          <text:p/>
        </draw:line>
        <draw:frame presentation:style-name="pr2" draw:layer="layout" svg:width="12.296cm" svg:height="13.859cm" svg:x="14.311cm" svg:y="4.914cm" presentation:class="outline">
          <draw:text-box>
            <text:list text:style-name="L3">
              <text:list-item>
                <text:p>One set of scripts, parameterized by su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7">
        <office:forms form:automatic-focus="false" form:apply-design-mode="false"/>
        <draw:custom-shape draw:style-name="gr1" draw:text-style-name="P1" draw:layer="layout" svg:width="0.635cm" svg:height="0.63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0.635cm" svg:x="8.25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635cm" svg:height="0.635cm" svg:x="8.25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2.612cm" svg:x="8.255cm" svg:y="10.795cm">
          <draw:text-box>
            <text:p text:style-name="P2">...</text:p>
          </draw:text-box>
        </draw:frame>
        <draw:frame draw:style-name="gr2" draw:text-style-name="P2" draw:layer="layout" svg:width="3.175cm" svg:height="1.038cm" svg:x="6.985cm" svg:y="6.985cm">
          <draw:text-box>
            <text:p text:style-name="P2">Subject 1</text:p>
          </draw:text-box>
        </draw:frame>
        <draw:frame draw:style-name="gr2" draw:text-style-name="P2" draw:layer="layout" svg:width="5.08cm" svg:height="1.038cm" svg:x="3.575cm" svg:y="8.69cm">
          <draw:text-box>
            <text:p text:style-name="P2">preprocessing</text:p>
          </draw:text-box>
        </draw:frame>
        <draw:frame draw:style-name="gr2" draw:text-style-name="P2" draw:layer="layout" svg:width="1.905cm" svg:height="1.038cm" svg:x="6.55cm" svg:y="9.96cm">
          <draw:text-box>
            <text:p text:style-name="P2">QA</text:p>
          </draw:text-box>
        </draw:frame>
        <draw:frame draw:style-name="gr2" draw:text-style-name="P2" draw:layer="layout" svg:width="5.715cm" svg:height="1.038cm" svg:x="2.44cm" svg:y="13.367cm">
          <draw:text-box>
            <text:p text:style-name="P2">statistical analysis</text:p>
          </draw:text-box>
        </draw:frame>
        <draw:frame presentation:style-name="pr1" draw:layer="layout" svg:width="25.199cm" svg:height="3.507cm" svg:x="1.4cm" svg:y="0.837cm" presentation:class="title">
          <draw:text-box>
            <text:p>One normal, one odd subject</text:p>
          </draw:text-box>
        </draw:frame>
        <draw:frame draw:style-name="gr2" draw:text-style-name="P2" draw:layer="layout" svg:width="3.175cm" svg:height="1.038cm" svg:x="10.395cm" svg:y="6.985cm">
          <draw:text-box>
            <text:p text:style-name="P2">Subject 2</text:p>
          </draw:text-box>
        </draw:frame>
        <draw:line draw:style-name="gr4" draw:text-style-name="P1" draw:layer="layout" svg:x1="8.555cm" svg:y1="8.055cm" svg:x2="8.555cm" svg:y2="8.69cm">
          <text:p/>
        </draw:line>
        <draw:line draw:style-name="gr4" draw:text-style-name="P1" draw:layer="layout" svg:x1="11.43cm" svg:y1="8.255cm" svg:x2="9.525cm" svg:y2="8.89cm">
          <text:p/>
        </draw:line>
        <draw:frame presentation:style-name="pr2" draw:layer="layout" svg:width="12.296cm" svg:height="13.859cm" svg:x="14.311cm" svg:y="4.914cm" presentation:class="outline">
          <draw:text-box>
            <text:list text:style-name="L3">
              <text:list-item>
                <text:p>One set of scripts, parameterized by subject</text:p>
              </text:list-item>
              <text:list-item>
                <text:p>+ conditional logic to handle odd subject</text:p>
              </text:list-item>
              <text:list-item>
                <text:p>CON: conditional logic, causes bloat proportional to # of odd su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7">
        <office:forms form:automatic-focus="false" form:apply-design-mode="false"/>
        <draw:custom-shape draw:style-name="gr1" draw:text-style-name="P1" draw:layer="layout" svg:width="0.635cm" svg:height="0.63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25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635cm" svg:height="0.635cm" svg:x="8.25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2.612cm" svg:x="8.255cm" svg:y="10.795cm">
          <draw:text-box>
            <text:p text:style-name="P2">...</text:p>
          </draw:text-box>
        </draw:frame>
        <draw:frame draw:style-name="gr2" draw:text-style-name="P2" draw:layer="layout" svg:width="3.175cm" svg:height="1.038cm" svg:x="6.985cm" svg:y="6.985cm">
          <draw:text-box>
            <text:p text:style-name="P2">Subject 1</text:p>
          </draw:text-box>
        </draw:frame>
        <draw:frame draw:style-name="gr2" draw:text-style-name="P2" draw:layer="layout" svg:width="5.08cm" svg:height="1.038cm" svg:x="3.575cm" svg:y="8.69cm">
          <draw:text-box>
            <text:p text:style-name="P2">preprocessing</text:p>
          </draw:text-box>
        </draw:frame>
        <draw:frame draw:style-name="gr2" draw:text-style-name="P2" draw:layer="layout" svg:width="1.905cm" svg:height="1.038cm" svg:x="6.55cm" svg:y="9.96cm">
          <draw:text-box>
            <text:p text:style-name="P2">QA</text:p>
          </draw:text-box>
        </draw:frame>
        <draw:frame draw:style-name="gr2" draw:text-style-name="P2" draw:layer="layout" svg:width="5.715cm" svg:height="1.038cm" svg:x="2.44cm" svg:y="13.367cm">
          <draw:text-box>
            <text:p text:style-name="P2">statistical analysis</text:p>
          </draw:text-box>
        </draw:frame>
        <draw:frame presentation:style-name="pr1" draw:layer="layout" svg:width="25.199cm" svg:height="3.507cm" svg:x="1.4cm" svg:y="0.837cm" presentation:class="title">
          <draw:text-box>
            <text:p>One normal, one odd subject</text:p>
          </draw:text-box>
        </draw:frame>
        <draw:frame draw:style-name="gr2" draw:text-style-name="P2" draw:layer="layout" svg:width="3.175cm" svg:height="1.038cm" svg:x="10.395cm" svg:y="6.985cm">
          <draw:text-box>
            <text:p text:style-name="P2">Subject 2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3">
              <text:list-item>
                <text:p>One copy of scripts, per subject</text:p>
              </text:list-item>
              <text:list-item>
                <text:p>Handle odd subjects by modifying their scripts only</text:p>
              </text:list-item>
              <text:list-item>
                <text:p>CON: difficult to make change that affects all subjects</text:p>
              </text:list-item>
            </text:list>
          </draw:text-box>
        </draw:frame>
        <draw:custom-shape draw:style-name="gr5" draw:text-style-name="P1" draw:layer="layout" svg:width="0.635cm" svg:height="0.635cm" svg:x="11.66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66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0.635cm" svg:height="0.635cm" svg:x="11.66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635cm" svg:height="2.612cm" svg:x="11.665cm" svg:y="10.795cm">
          <draw:text-box>
            <text:p text:style-name="P2">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7">
        <office:forms form:automatic-focus="false" form:apply-design-mode="false"/>
        <draw:custom-shape draw:style-name="gr1" draw:text-style-name="P1" draw:id="id1" draw:layer="layout" svg:width="0.635cm" svg:height="0.63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0.635cm" svg:height="0.635cm" svg:x="8.25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3" draw:layer="layout" svg:width="0.635cm" svg:height="0.635cm" svg:x="8.25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2.612cm" svg:x="8.255cm" svg:y="10.795cm">
          <draw:text-box>
            <text:p text:style-name="P2">...</text:p>
          </draw:text-box>
        </draw:frame>
        <draw:frame draw:style-name="gr2" draw:text-style-name="P2" draw:layer="layout" svg:width="3.175cm" svg:height="1.825cm" svg:x="6.985cm" svg:y="6.985cm">
          <draw:text-box>
            <text:p text:style-name="P2">Subject 1</text:p>
          </draw:text-box>
        </draw:frame>
        <draw:frame draw:style-name="gr2" draw:text-style-name="P2" draw:layer="layout" svg:width="5.08cm" svg:height="1.038cm" svg:x="3.575cm" svg:y="8.69cm">
          <draw:text-box>
            <text:p text:style-name="P2">preprocessing</text:p>
          </draw:text-box>
        </draw:frame>
        <draw:frame draw:style-name="gr2" draw:text-style-name="P2" draw:layer="layout" svg:width="1.905cm" svg:height="1.038cm" svg:x="6.55cm" svg:y="9.96cm">
          <draw:text-box>
            <text:p text:style-name="P2">QA</text:p>
          </draw:text-box>
        </draw:frame>
        <draw:frame draw:style-name="gr2" draw:text-style-name="P2" draw:layer="layout" svg:width="5.715cm" svg:height="1.038cm" svg:x="2.44cm" svg:y="13.367cm">
          <draw:text-box>
            <text:p text:style-name="P2">statistical analysis</text:p>
          </draw:text-box>
        </draw:frame>
        <draw:frame presentation:style-name="pr1" draw:layer="layout" svg:width="25.199cm" svg:height="3.507cm" svg:x="1.4cm" svg:y="0.837cm" presentation:class="title">
          <draw:text-box>
            <text:p>One normal, one odd subject</text:p>
          </draw:text-box>
        </draw:frame>
        <draw:frame draw:style-name="gr2" draw:text-style-name="P2" draw:layer="layout" svg:width="3.175cm" svg:height="1.038cm" svg:x="10.395cm" svg:y="6.985cm">
          <draw:text-box>
            <text:p text:style-name="P2">Subject 2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3">
              <text:list-item>
                <text:p>One copy of scripts that require changes, rest are symlinks</text:p>
              </text:list-item>
              <text:list-item>
                <text:p>Handle odd subjects by modifying their scripts only</text:p>
              </text:list-item>
              <text:list-item>
                <text:p>CON: first subject may be odd, thus bad base for rest</text:p>
              </text:list-item>
            </text:list>
          </draw:text-box>
        </draw:frame>
        <draw:custom-shape draw:style-name="gr6" draw:text-style-name="P1" draw:id="id2" draw:layer="layout" svg:width="0.635cm" svg:height="0.635cm" svg:x="11.66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0.635cm" svg:height="0.635cm" svg:x="11.66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id="id4" draw:layer="layout" svg:width="0.635cm" svg:height="0.635cm" svg:x="11.66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2.612cm" svg:x="11.665cm" svg:y="10.795cm">
          <draw:text-box>
            <text:p text:style-name="P2">...</text:p>
          </draw:text-box>
        </draw:frame>
        <draw:frame draw:style-name="gr7" draw:text-style-name="P2" draw:layer="layout" svg:width="1.45cm" svg:height="1.038cm" svg:x="10.461cm" svg:y="16.555cm">
          <draw:text-box>
            <text:p text:style-name="P2">link</text:p>
          </draw:text-box>
        </draw:frame>
        <draw:frame draw:style-name="gr7" draw:text-style-name="P2" draw:layer="layout" svg:width="1.836cm" svg:height="1.038cm" svg:x="10.061cm" svg:y="17.377cm">
          <draw:text-box>
            <text:p text:style-name="P2">copy</text:p>
          </draw:text-box>
        </draw:frame>
        <draw:line draw:style-name="gr8" draw:text-style-name="P1" draw:layer="layout" svg:x1="12.066cm" svg:y1="17.09cm" svg:x2="13.336cm" svg:y2="17.09cm">
          <text:p/>
        </draw:line>
        <draw:line draw:style-name="gr9" draw:text-style-name="P1" draw:layer="layout" svg:x1="12.066cm" svg:y1="17.99cm" svg:x2="13.336cm" svg:y2="17.99cm">
          <text:p/>
        </draw:line>
        <draw:connector draw:style-name="gr8" draw:text-style-name="P1" draw:layer="layout" draw:type="line" svg:x1="8.89cm" svg:y1="9.207cm" svg:x2="11.665cm" svg:y2="9.207cm" draw:start-shape="id1" draw:start-glue-point="1" draw:end-shape="id2" draw:end-glue-point="3" svg:d="m8890 9207h2775">
          <text:p/>
        </draw:connector>
        <draw:connector draw:style-name="gr8" draw:text-style-name="P1" draw:layer="layout" draw:type="line" svg:x1="8.89cm" svg:y1="10.477cm" svg:x2="11.665cm" svg:y2="10.477cm" draw:start-shape="id3" draw:start-glue-point="1" draw:end-shape="id4" draw:end-glue-point="3" svg:d="m8890 10477h2775">
          <text:p/>
        </draw:connector>
        <draw:connector draw:style-name="gr10" draw:text-style-name="P1" draw:layer="layout" draw:type="line" svg:x1="8.89cm" svg:y1="13.952cm" svg:x2="11.665cm" svg:y2="13.952cm" draw:start-shape="id5" draw:start-glue-point="1" draw:end-shape="id6" draw:end-glue-point="3" svg:d="m8890 13952h2775">
          <text:p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7">
        <office:forms form:automatic-focus="false" form:apply-design-mode="false"/>
        <draw:custom-shape draw:style-name="gr1" draw:text-style-name="P1" draw:id="id10" draw:layer="layout" svg:width="0.635cm" svg:height="0.63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id="id8" draw:layer="layout" svg:width="0.635cm" svg:height="0.635cm" svg:x="8.25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12" draw:layer="layout" svg:width="0.635cm" svg:height="0.635cm" svg:x="8.25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2.612cm" svg:x="8.255cm" svg:y="10.795cm">
          <draw:text-box>
            <text:p text:style-name="P2">...</text:p>
          </draw:text-box>
        </draw:frame>
        <draw:frame draw:style-name="gr2" draw:text-style-name="P2" draw:layer="layout" svg:width="3.175cm" svg:height="1.825cm" svg:x="6.985cm" svg:y="6.985cm">
          <draw:text-box>
            <text:p text:style-name="P2">Subject</text:p>
            <text:p text:style-name="P2"><text:s text:c="5"/>1</text:p>
          </draw:text-box>
        </draw:frame>
        <draw:frame draw:style-name="gr2" draw:text-style-name="P2" draw:layer="layout" svg:width="5.08cm" svg:height="1.038cm" svg:x="3.575cm" svg:y="8.69cm">
          <draw:text-box>
            <text:p text:style-name="P2">preprocessing</text:p>
          </draw:text-box>
        </draw:frame>
        <draw:frame draw:style-name="gr2" draw:text-style-name="P2" draw:layer="layout" svg:width="1.905cm" svg:height="1.038cm" svg:x="6.55cm" svg:y="9.96cm">
          <draw:text-box>
            <text:p text:style-name="P2">QA</text:p>
          </draw:text-box>
        </draw:frame>
        <draw:frame draw:style-name="gr2" draw:text-style-name="P2" draw:layer="layout" svg:width="5.715cm" svg:height="1.038cm" svg:x="2.44cm" svg:y="13.367cm">
          <draw:text-box>
            <text:p text:style-name="P2">statistical analysis</text:p>
          </draw:text-box>
        </draw:frame>
        <draw:frame presentation:style-name="pr1" draw:layer="layout" svg:width="25.199cm" svg:height="3.507cm" svg:x="1.4cm" svg:y="0.837cm" presentation:class="title">
          <draw:text-box>
            <text:p>One normal, one odd subject</text:p>
          </draw:text-box>
        </draw:frame>
        <draw:frame draw:style-name="gr2" draw:text-style-name="P2" draw:layer="layout" svg:width="3.175cm" svg:height="1.825cm" svg:x="12.065cm" svg:y="6.985cm">
          <draw:text-box>
            <text:p text:style-name="P2">Subject</text:p>
            <text:p text:style-name="P2"><text:s text:c="5"/>2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3">
              <text:list-item>
                <text:p>One set of scripts for an ideal subject, scripts that vary by subject are copied, scripts that don't vary are symlinked</text:p>
              </text:list-item>
              <text:list-item>
                <text:p>Handle odd subjects by modifying their copied scripts only</text:p>
              </text:list-item>
              <text:list-item>
                <text:p>Change all subjects by modifying linked scripts</text:p>
              </text:list-item>
            </text:list>
          </draw:text-box>
        </draw:frame>
        <draw:custom-shape draw:style-name="gr6" draw:text-style-name="P1" draw:id="id14" draw:layer="layout" svg:width="0.635cm" svg:height="0.635cm" svg:x="12.86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9" draw:layer="layout" svg:width="0.635cm" svg:height="0.635cm" svg:x="12.86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id="id15" draw:layer="layout" svg:width="0.635cm" svg:height="0.635cm" svg:x="12.86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635cm" svg:height="2.612cm" svg:x="12.865cm" svg:y="10.795cm">
          <draw:text-box>
            <text:p text:style-name="P2">...</text:p>
          </draw:text-box>
        </draw:frame>
        <draw:frame draw:style-name="gr2" draw:text-style-name="P2" draw:layer="layout" svg:width="2.54cm" svg:height="1.825cm" svg:x="9.725cm" svg:y="6.965cm">
          <draw:text-box>
            <text:p text:style-name="P2">Ideal subject</text:p>
          </draw:text-box>
        </draw:frame>
        <draw:custom-shape draw:style-name="gr6" draw:text-style-name="P1" draw:id="id11" draw:layer="layout" svg:width="0.635cm" svg:height="0.635cm" svg:x="10.59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id="id7" draw:layer="layout" svg:width="0.635cm" svg:height="0.635cm" svg:x="10.595cm" svg:y="13.6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id="id13" draw:layer="layout" svg:width="0.635cm" svg:height="0.635cm" svg:x="10.59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635cm" svg:height="2.612cm" svg:x="10.595cm" svg:y="10.795cm">
          <draw:text-box>
            <text:p text:style-name="P2">...</text:p>
          </draw:text-box>
        </draw:frame>
        <draw:connector draw:style-name="gr10" draw:text-style-name="P1" draw:layer="layout" draw:type="line" svg:x1="10.595cm" svg:y1="13.952cm" svg:x2="8.89cm" svg:y2="13.952cm" draw:start-shape="id7" draw:start-glue-point="3" draw:end-shape="id8" draw:end-glue-point="1" svg:d="m10595 13952h-1705">
          <text:p/>
        </draw:connector>
        <draw:connector draw:style-name="gr10" draw:text-style-name="P1" draw:layer="layout" draw:type="line" svg:x1="11.23cm" svg:y1="13.952cm" svg:x2="12.865cm" svg:y2="13.952cm" draw:start-shape="id7" draw:start-glue-point="1" draw:end-shape="id9" draw:end-glue-point="3" svg:d="m11230 13952h1635">
          <text:p/>
        </draw:connector>
        <draw:connector draw:style-name="gr8" draw:text-style-name="P1" draw:layer="layout" draw:type="line" svg:x1="8.89cm" svg:y1="9.207cm" svg:x2="10.595cm" svg:y2="9.207cm" draw:start-shape="id10" draw:start-glue-point="1" draw:end-shape="id11" draw:end-glue-point="3" svg:d="m8890 9207h1705">
          <text:p/>
        </draw:connector>
        <draw:connector draw:style-name="gr8" draw:text-style-name="P1" draw:layer="layout" draw:type="line" svg:x1="8.89cm" svg:y1="10.477cm" svg:x2="10.595cm" svg:y2="10.477cm" draw:start-shape="id12" draw:start-glue-point="1" draw:end-shape="id13" draw:end-glue-point="3" svg:d="m8890 10477h1705">
          <text:p/>
        </draw:connector>
        <draw:connector draw:style-name="gr8" draw:text-style-name="P1" draw:layer="layout" draw:type="line" svg:x1="11.23cm" svg:y1="9.207cm" svg:x2="12.865cm" svg:y2="9.207cm" draw:start-shape="id11" draw:start-glue-point="1" draw:end-shape="id14" draw:end-glue-point="3" svg:d="m11230 9207h1635">
          <text:p/>
        </draw:connector>
        <draw:connector draw:style-name="gr8" draw:text-style-name="P1" draw:layer="layout" draw:type="line" svg:x1="11.23cm" svg:y1="10.477cm" svg:x2="12.865cm" svg:y2="10.477cm" draw:start-shape="id13" draw:start-glue-point="1" draw:end-shape="id15" draw:end-glue-point="3" svg:d="m11230 10477h1635">
          <text:p/>
        </draw:connector>
        <draw:frame draw:style-name="gr7" draw:text-style-name="P2" draw:layer="layout" svg:width="1.45cm" svg:height="1.038cm" svg:x="10.46cm" svg:y="16.555cm">
          <draw:text-box>
            <text:p text:style-name="P2">link</text:p>
          </draw:text-box>
        </draw:frame>
        <draw:frame draw:style-name="gr7" draw:text-style-name="P2" draw:layer="layout" svg:width="1.836cm" svg:height="1.038cm" svg:x="10.06cm" svg:y="17.377cm">
          <draw:text-box>
            <text:p text:style-name="P2">copy</text:p>
          </draw:text-box>
        </draw:frame>
        <draw:line draw:style-name="gr8" draw:text-style-name="P1" draw:layer="layout" svg:x1="12.065cm" svg:y1="17.09cm" svg:x2="13.335cm" svg:y2="17.09cm">
          <text:p/>
        </draw:line>
        <draw:line draw:style-name="gr9" draw:text-style-name="P1" draw:layer="layout" svg:x1="12.065cm" svg:y1="17.99cm" svg:x2="13.335cm" svg:y2="17.9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13T10:20:28</meta:creation-date>
    <meta:editing-duration>PT00H20M39S</meta:editing-duration>
    <meta:editing-cycles>3</meta:editing-cycles>
    <dc:date>2010-08-13T11:11:27</dc:date>
    <meta:generator>OpenOffice.org/3.0$Unix OpenOffice.org_project/300m15$Build-9379</meta:gener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